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5.46mm" svg:y="9.22mm">
            <draw:object draw:notify-on-update-of-ranges="Sheet1.B2:Sheet1.B2 Sheet1.B3:Sheet1.B13 Sheet1.C2:Sheet1.C2 Sheet1.C3:Sheet1.C13 Sheet1.D2:Sheet1.D2 Sheet1.D3:Sheet1.D13 Sheet1.E2:Sheet1.E2 Sheet1.E3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6.07mm" svg:y="108.56mm">
            <draw:object draw:notify-on-update-of-ranges="Sheet1.B24:Sheet1.B24 Sheet1.B25:Sheet1.B35 Sheet1.C24:Sheet1.C24 Sheet1.C25:Sheet1.C35 Sheet1.D24:Sheet1.D24 Sheet1.D25:Sheet1.D35 Sheet1.E24:Sheet1.E24 Sheet1.E25:Sheet1.E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5.64mm" svg:y="207.92mm">
            <draw:object draw:notify-on-update-of-ranges="Sheet1.B46:Sheet1.B46 Sheet1.B47:Sheet1.B57 Sheet1.C46:Sheet1.C46 Sheet1.C47:Sheet1.C57 Sheet1.D46:Sheet1.D46 Sheet1.D47:Sheet1.D57 Sheet1.E46:Sheet1.E46 Sheet1.E47:Sheet1.E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5.36mm" svg:y="312.83mm">
            <draw:object draw:notify-on-update-of-ranges="Sheet1.B69:Sheet1.B69 Sheet1.B70:Sheet1.B80 Sheet1.C69:Sheet1.C69 Sheet1.C70:Sheet1.C80 Sheet1.D69:Sheet1.D69 Sheet1.D70:Sheet1.D80 Sheet1.E69:Sheet1.E69 Sheet1.E70:Sheet1.E8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andom Benchmark</text:p>
          </table:table-cell>
          <table:covered-table-cell/>
          <table:table-cell office:value-type="string" calcext:value-type="string">
            <text:p>Seed=98499203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9.28" calcext:value-type="float">
            <text:p>1839.28</text:p>
          </table:table-cell>
          <table:table-cell office:value-type="float" office:value="1974.46" calcext:value-type="float">
            <text:p>1974.4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1930.01" calcext:value-type="float">
            <text:p>1930.0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.82" calcext:value-type="float">
            <text:p>1720.82</text:p>
          </table:table-cell>
          <table:table-cell office:value-type="float" office:value="1784" calcext:value-type="float">
            <text:p>1784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8.55" calcext:value-type="float">
            <text:p>1788.55</text:p>
          </table:table-cell>
          <table:table-cell office:value-type="float" office:value="1770.17" calcext:value-type="float">
            <text:p>1770.17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3.55" calcext:value-type="float">
            <text:p>1783.55</text:p>
          </table:table-cell>
          <table:table-cell office:value-type="float" office:value="1809.28" calcext:value-type="float">
            <text:p>1809.2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1.79" calcext:value-type="float">
            <text:p>1751.79</text:p>
          </table:table-cell>
          <table:table-cell office:value-type="float" office:value="1740.92" calcext:value-type="float">
            <text:p>1740.92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2.31" calcext:value-type="float">
            <text:p>1782.31</text:p>
          </table:table-cell>
          <table:table-cell office:value-type="float" office:value="1717.51" calcext:value-type="float">
            <text:p>1717.5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2.26" calcext:value-type="float">
            <text:p>1722.26</text:p>
          </table:table-cell>
          <table:table-cell office:value-type="float" office:value="1740.69" calcext:value-type="float">
            <text:p>1740.6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6.92" calcext:value-type="float">
            <text:p>1716.92</text:p>
          </table:table-cell>
          <table:table-cell office:value-type="float" office:value="1730.96" calcext:value-type="float">
            <text:p>1730.9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1.52" calcext:value-type="float">
            <text:p>1731.52</text:p>
          </table:table-cell>
          <table:table-cell office:value-type="float" office:value="1768" calcext:value-type="float">
            <text:p>176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1.28" calcext:value-type="float">
            <text:p>1671.28</text:p>
          </table:table-cell>
          <table:table-cell office:value-type="float" office:value="1709.09" calcext:value-type="float">
            <text:p>1709.0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tack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491.35" calcext:value-type="float">
            <text:p>2491.35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7.68" calcext:value-type="float">
            <text:p>2497.68</text:p>
          </table:table-cell>
          <table:table-cell office:value-type="float" office:value="2485.84" calcext:value-type="float">
            <text:p>2485.8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3.43" calcext:value-type="float">
            <text:p>2503.43</text:p>
          </table:table-cell>
          <table:table-cell office:value-type="float" office:value="2490.91" calcext:value-type="float">
            <text:p>2490.9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0.57" calcext:value-type="float">
            <text:p>2550.57</text:p>
          </table:table-cell>
          <table:table-cell office:value-type="float" office:value="2491.64" calcext:value-type="float">
            <text:p>2491.6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3.23" calcext:value-type="float">
            <text:p>2523.23</text:p>
          </table:table-cell>
          <table:table-cell office:value-type="float" office:value="2486.76" calcext:value-type="float">
            <text:p>2486.76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6.93" calcext:value-type="float">
            <text:p>2526.93</text:p>
          </table:table-cell>
          <table:table-cell office:value-type="float" office:value="2502.1" calcext:value-type="float">
            <text:p>2502.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2.35" calcext:value-type="float">
            <text:p>2482.35</text:p>
          </table:table-cell>
          <table:table-cell office:value-type="float" office:value="2551.62" calcext:value-type="float">
            <text:p>2551.62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3.75" calcext:value-type="float">
            <text:p>2483.75</text:p>
          </table:table-cell>
          <table:table-cell office:value-type="float" office:value="2548.24" calcext:value-type="float">
            <text:p>2548.2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8.59" calcext:value-type="float">
            <text:p>2478.59</text:p>
          </table:table-cell>
          <table:table-cell office:value-type="float" office:value="2527.68" calcext:value-type="float">
            <text:p>2527.68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1.09" calcext:value-type="float">
            <text:p>2491.09</text:p>
          </table:table-cell>
          <table:table-cell office:value-type="float" office:value="2531.1" calcext:value-type="float">
            <text:p>2531.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3.43" calcext:value-type="float">
            <text:p>2603.43</text:p>
          </table:table-cell>
          <table:table-cell office:value-type="float" office:value="2551.97" calcext:value-type="float">
            <text:p>2551.97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ime Strid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25.5" calcext:value-type="float">
            <text:p>15725.5</text:p>
          </table:table-cell>
          <table:table-cell office:value-type="float" office:value="4150.07" calcext:value-type="float">
            <text:p>4150.07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42.4" calcext:value-type="float">
            <text:p>15942.4</text:p>
          </table:table-cell>
          <table:table-cell office:value-type="float" office:value="4143.52" calcext:value-type="float">
            <text:p>4143.5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28.3" calcext:value-type="float">
            <text:p>15628.3</text:p>
          </table:table-cell>
          <table:table-cell office:value-type="float" office:value="4166.13" calcext:value-type="float">
            <text:p>4166.1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83.2" calcext:value-type="float">
            <text:p>15583.2</text:p>
          </table:table-cell>
          <table:table-cell office:value-type="float" office:value="4151.58" calcext:value-type="float">
            <text:p>4151.5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59.5" calcext:value-type="float">
            <text:p>16959.5</text:p>
          </table:table-cell>
          <table:table-cell office:value-type="float" office:value="4146.12" calcext:value-type="float">
            <text:p>4146.1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35.5" calcext:value-type="float">
            <text:p>15835.5</text:p>
          </table:table-cell>
          <table:table-cell office:value-type="float" office:value="4140.48" calcext:value-type="float">
            <text:p>4140.4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25.7" calcext:value-type="float">
            <text:p>16925.7</text:p>
          </table:table-cell>
          <table:table-cell office:value-type="float" office:value="4154.73" calcext:value-type="float">
            <text:p>4154.7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71.7" calcext:value-type="float">
            <text:p>17971.7</text:p>
          </table:table-cell>
          <table:table-cell office:value-type="float" office:value="4146.44" calcext:value-type="float">
            <text:p>4146.44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13.2" calcext:value-type="float">
            <text:p>17013.2</text:p>
          </table:table-cell>
          <table:table-cell office:value-type="float" office:value="4147.41" calcext:value-type="float">
            <text:p>4147.4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.3" calcext:value-type="float">
            <text:p>15799.3</text:p>
          </table:table-cell>
          <table:table-cell office:value-type="float" office:value="4145.91" calcext:value-type="float">
            <text:p>4145.9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55.4" calcext:value-type="float">
            <text:p>15755.4</text:p>
          </table:table-cell>
          <table:table-cell office:value-type="float" office:value="4139.99" calcext:value-type="float">
            <text:p>4139.99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re Fre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3.15" calcext:value-type="float">
            <text:p>2793.15</text:p>
          </table:table-cell>
          <table:table-cell office:value-type="float" office:value="2510.69" calcext:value-type="float">
            <text:p>2510.6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2.82" calcext:value-type="float">
            <text:p>2792.82</text:p>
          </table:table-cell>
          <table:table-cell office:value-type="float" office:value="2517.62" calcext:value-type="float">
            <text:p>2517.62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2.8" calcext:value-type="float">
            <text:p>2792.8</text:p>
          </table:table-cell>
          <table:table-cell office:value-type="float" office:value="2513.06" calcext:value-type="float">
            <text:p>2513.06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.93" calcext:value-type="float">
            <text:p>2784.93</text:p>
          </table:table-cell>
          <table:table-cell office:value-type="float" office:value="2512.3" calcext:value-type="float">
            <text:p>2512.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7.24" calcext:value-type="float">
            <text:p>2787.24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6.22" calcext:value-type="float">
            <text:p>2786.22</text:p>
          </table:table-cell>
          <table:table-cell office:value-type="float" office:value="2509.99" calcext:value-type="float">
            <text:p>2509.9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3.18" calcext:value-type="float">
            <text:p>2783.18</text:p>
          </table:table-cell>
          <table:table-cell office:value-type="float" office:value="2512.28" calcext:value-type="float">
            <text:p>2512.28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6.37" calcext:value-type="float">
            <text:p>2796.37</text:p>
          </table:table-cell>
          <table:table-cell office:value-type="float" office:value="2514.9" calcext:value-type="float">
            <text:p>2514.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3.3" calcext:value-type="float">
            <text:p>2793.3</text:p>
          </table:table-cell>
          <table:table-cell office:value-type="float" office:value="2513.89" calcext:value-type="float">
            <text:p>2513.8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510.93" calcext:value-type="float">
            <text:p>2510.9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8.82" calcext:value-type="float">
            <text:p>2788.82</text:p>
          </table:table-cell>
          <table:table-cell office:value-type="float" office:value="2519.04" calcext:value-type="float">
            <text:p>2519.04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ull Defrag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3.15" calcext:value-type="float">
            <text:p>2793.15</text:p>
          </table:table-cell>
          <table:table-cell office:value-type="float" office:value="2510.69" calcext:value-type="float">
            <text:p>2510.6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2.82" calcext:value-type="float">
            <text:p>2792.82</text:p>
          </table:table-cell>
          <table:table-cell office:value-type="float" office:value="2517.62" calcext:value-type="float">
            <text:p>2517.62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2.8" calcext:value-type="float">
            <text:p>2792.8</text:p>
          </table:table-cell>
          <table:table-cell office:value-type="float" office:value="2513.06" calcext:value-type="float">
            <text:p>2513.06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.93" calcext:value-type="float">
            <text:p>2784.93</text:p>
          </table:table-cell>
          <table:table-cell office:value-type="float" office:value="2512.3" calcext:value-type="float">
            <text:p>2512.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7.24" calcext:value-type="float">
            <text:p>2787.24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6.22" calcext:value-type="float">
            <text:p>2786.22</text:p>
          </table:table-cell>
          <table:table-cell office:value-type="float" office:value="2509.99" calcext:value-type="float">
            <text:p>2509.9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3.18" calcext:value-type="float">
            <text:p>2783.18</text:p>
          </table:table-cell>
          <table:table-cell office:value-type="float" office:value="2512.28" calcext:value-type="float">
            <text:p>2512.28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6.37" calcext:value-type="float">
            <text:p>2796.37</text:p>
          </table:table-cell>
          <table:table-cell office:value-type="float" office:value="2514.9" calcext:value-type="float">
            <text:p>2514.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3.3" calcext:value-type="float">
            <text:p>2793.3</text:p>
          </table:table-cell>
          <table:table-cell office:value-type="float" office:value="2513.89" calcext:value-type="float">
            <text:p>2513.8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510.93" calcext:value-type="float">
            <text:p>2510.9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8.82" calcext:value-type="float">
            <text:p>2788.82</text:p>
          </table:table-cell>
          <table:table-cell office:value-type="float" office:value="2519.04" calcext:value-type="float">
            <text:p>2519.04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40:37.538000000</meta:creation-date>
    <dc:date>2015-06-14T21:27:38.769000000</dc:date>
    <meta:editing-duration>PT30M28S</meta:editing-duration>
    <meta:editing-cycles>4</meta:editing-cycles>
    <meta:generator>LibreOffice/4.4.3.2$Windows_x86 LibreOffice_project/88805f81e9fe61362df02b9941de8e38a9b5fd16</meta:generator>
    <meta:document-statistic meta:table-count="1" meta:cell-count="3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Random Benchmark</text:p>
        </chart:title>
        <chart:subtitle svg:x="3.035cm" svg:y="1.275cm" chart:style-name="ch3">
          <text:p>64MB Heap, Seed = 984992033240, 1000000 Operations</text:p>
        </chart:subtitle>
        <chart:legend chart:legend-position="end" svg:x="13.016cm" svg:y="3.454cm" style:legend-expansion="high" chart:style-name="ch4"/>
        <chart:plot-area chart:style-name="ch5" table:cell-range-address="Sheet1.B2:Sheet1.E13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s (ms)</text:p>
            </chart:title>
            <chart:grid chart:style-name="ch10" chart:class="major"/>
          </chart:axis>
          <chart:series chart:style-name="ch11" chart:values-cell-range-address="Sheet1.B3:Sheet1.B13" chart:label-cell-address="Sheet1.B2:Sheet1.B2" chart:class="chart:bar">
            <chart:data-point chart:repeated="11"/>
          </chart:series>
          <chart:series chart:style-name="ch12" chart:values-cell-range-address="Sheet1.C3:Sheet1.C13" chart:label-cell-address="Sheet1.C2:Sheet1.C2" chart:class="chart:bar">
            <chart:data-point chart:repeated="11"/>
          </chart:series>
          <chart:series chart:style-name="ch13" chart:values-cell-range-address="Sheet1.D3:Sheet1.D13" chart:label-cell-address="Sheet1.D2:Sheet1.D2" chart:class="chart:line">
            <chart:data-point chart:repeated="11"/>
          </chart:series>
          <chart:series chart:style-name="ch14" chart:values-cell-range-address="Sheet1.E3:Sheet1.E13" chart:label-cell-address="Sheet1.E2:Sheet1.E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:Sheet1.B2</svg:desc>
                </draw:g>
              </table:table-cell>
              <table:table-cell office:value-type="string">
                <text:p>Splay:</text:p>
                <draw:g>
                  <svg:desc>Sheet1.C2:Sheet1.C2</svg:desc>
                </draw:g>
              </table:table-cell>
              <table:table-cell office:value-type="string">
                <text:p>List Avg:</text:p>
                <draw:g>
                  <svg:desc>Sheet1.D2:Sheet1.D2</svg:desc>
                </draw:g>
              </table:table-cell>
              <table:table-cell office:value-type="string">
                <text:p>Splay Avg: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9.28">
                <text:p>1839.28</text:p>
                <draw:g>
                  <svg:desc>Sheet1.B3:Sheet1.B13</svg:desc>
                </draw:g>
              </table:table-cell>
              <table:table-cell office:value-type="float" office:value="1974.46">
                <text:p>1974.46</text:p>
                <draw:g>
                  <svg:desc>Sheet1.C3:Sheet1.C13</svg:desc>
                </draw:g>
              </table:table-cell>
              <table:table-cell office:value-type="float" office:value="1744.85">
                <text:p>1744.85</text:p>
                <draw:g>
                  <svg:desc>Sheet1.D3:Sheet1.D13</svg:desc>
                </draw:g>
              </table:table-cell>
              <table:table-cell office:value-type="float" office:value="1779.55">
                <text:p>1779.55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5.62">
                <text:p>1685.62</text:p>
              </table:table-cell>
              <table:table-cell office:value-type="float" office:value="1930.01">
                <text:p>1930.0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.82">
                <text:p>1720.82</text:p>
              </table:table-cell>
              <table:table-cell office:value-type="float" office:value="1784">
                <text:p>1784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8.55">
                <text:p>1788.55</text:p>
              </table:table-cell>
              <table:table-cell office:value-type="float" office:value="1770.17">
                <text:p>1770.17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3.55">
                <text:p>1783.55</text:p>
              </table:table-cell>
              <table:table-cell office:value-type="float" office:value="1809.28">
                <text:p>1809.2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1.79">
                <text:p>1751.79</text:p>
              </table:table-cell>
              <table:table-cell office:value-type="float" office:value="1740.92">
                <text:p>1740.92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2.31">
                <text:p>1782.31</text:p>
              </table:table-cell>
              <table:table-cell office:value-type="float" office:value="1717.51">
                <text:p>1717.5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2.26">
                <text:p>1722.26</text:p>
              </table:table-cell>
              <table:table-cell office:value-type="float" office:value="1740.69">
                <text:p>1740.6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6.92">
                <text:p>1716.92</text:p>
              </table:table-cell>
              <table:table-cell office:value-type="float" office:value="1730.96">
                <text:p>1730.96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1.52">
                <text:p>1731.52</text:p>
              </table:table-cell>
              <table:table-cell office:value-type="float" office:value="1768">
                <text:p>176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.28">
                <text:p>1671.28</text:p>
              </table:table-cell>
              <table:table-cell office:value-type="float" office:value="1709.09">
                <text:p>1709.0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Stack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24:Sheet1.E35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25:Sheet1.B35" chart:label-cell-address="Sheet1.B24:Sheet1.B24" chart:class="chart:bar">
            <chart:data-point chart:repeated="11"/>
          </chart:series>
          <chart:series chart:style-name="ch12" chart:values-cell-range-address="Sheet1.C25:Sheet1.C35" chart:label-cell-address="Sheet1.C24:Sheet1.C24" chart:class="chart:bar">
            <chart:data-point chart:repeated="11"/>
          </chart:series>
          <chart:series chart:style-name="ch13" chart:values-cell-range-address="Sheet1.D25:Sheet1.D35" chart:label-cell-address="Sheet1.D24:Sheet1.D24" chart:class="chart:line">
            <chart:data-point chart:repeated="11"/>
          </chart:series>
          <chart:series chart:style-name="ch14" chart:values-cell-range-address="Sheet1.E25:Sheet1.E35" chart:label-cell-address="Sheet1.E24:Sheet1.E2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4:Sheet1.B24</svg:desc>
                </draw:g>
              </table:table-cell>
              <table:table-cell office:value-type="string">
                <text:p>Splay:</text:p>
                <draw:g>
                  <svg:desc>Sheet1.C24:Sheet1.C24</svg:desc>
                </draw:g>
              </table:table-cell>
              <table:table-cell office:value-type="string">
                <text:p>List Avg:</text:p>
                <draw:g>
                  <svg:desc>Sheet1.D24:Sheet1.D24</svg:desc>
                </draw:g>
              </table:table-cell>
              <table:table-cell office:value-type="string">
                <text:p>Splay Avg:</text:p>
                <draw:g>
                  <svg:desc>Sheet1.E24:Sheet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7.61">
                <text:p>2507.61</text:p>
                <draw:g>
                  <svg:desc>Sheet1.B25:Sheet1.B35</svg:desc>
                </draw:g>
              </table:table-cell>
              <table:table-cell office:value-type="float" office:value="2491.35">
                <text:p>2491.35</text:p>
                <draw:g>
                  <svg:desc>Sheet1.C25:Sheet1.C35</svg:desc>
                </draw:g>
              </table:table-cell>
              <table:table-cell office:value-type="float" office:value="2513.51">
                <text:p>2513.51</text:p>
                <draw:g>
                  <svg:desc>Sheet1.D25:Sheet1.D35</svg:desc>
                </draw:g>
              </table:table-cell>
              <table:table-cell office:value-type="float" office:value="2514.47">
                <text:p>2514.47</text:p>
                <draw:g>
                  <svg:desc>Sheet1.E25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7.68">
                <text:p>2497.68</text:p>
              </table:table-cell>
              <table:table-cell office:value-type="float" office:value="2485.84">
                <text:p>2485.8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3.43">
                <text:p>2503.43</text:p>
              </table:table-cell>
              <table:table-cell office:value-type="float" office:value="2490.91">
                <text:p>2490.9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0.57">
                <text:p>2550.57</text:p>
              </table:table-cell>
              <table:table-cell office:value-type="float" office:value="2491.64">
                <text:p>2491.6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3.23">
                <text:p>2523.23</text:p>
              </table:table-cell>
              <table:table-cell office:value-type="float" office:value="2486.76">
                <text:p>2486.76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6.93">
                <text:p>2526.93</text:p>
              </table:table-cell>
              <table:table-cell office:value-type="float" office:value="2502.1">
                <text:p>2502.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2.35">
                <text:p>2482.35</text:p>
              </table:table-cell>
              <table:table-cell office:value-type="float" office:value="2551.62">
                <text:p>2551.62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3.75">
                <text:p>2483.75</text:p>
              </table:table-cell>
              <table:table-cell office:value-type="float" office:value="2548.24">
                <text:p>2548.2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8.59">
                <text:p>2478.59</text:p>
              </table:table-cell>
              <table:table-cell office:value-type="float" office:value="2527.68">
                <text:p>2527.68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1.09">
                <text:p>2491.09</text:p>
              </table:table-cell>
              <table:table-cell office:value-type="float" office:value="2531.1">
                <text:p>2531.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3.43">
                <text:p>2603.43</text:p>
              </table:table-cell>
              <table:table-cell office:value-type="float" office:value="2551.97">
                <text:p>2551.97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Prime Stride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46:Sheet1.E57" chart:data-source-has-labels="row" svg:x="1.331cm" svg:y="2.138cm" svg:width="11.365cm" svg:height="5.701cm">
          <chartooo:coordinate-region svg:x="2.508cm" svg:y="2.337cm" svg:width="10.188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47:Sheet1.B57" chart:label-cell-address="Sheet1.B46:Sheet1.B46" chart:class="chart:bar">
            <chart:data-point chart:repeated="11"/>
          </chart:series>
          <chart:series chart:style-name="ch12" chart:values-cell-range-address="Sheet1.C47:Sheet1.C57" chart:label-cell-address="Sheet1.C46:Sheet1.C46" chart:class="chart:bar">
            <chart:data-point chart:repeated="11"/>
          </chart:series>
          <chart:series chart:style-name="ch13" chart:values-cell-range-address="Sheet1.D47:Sheet1.D57" chart:label-cell-address="Sheet1.D46:Sheet1.D46" chart:class="chart:line">
            <chart:data-point chart:repeated="11"/>
          </chart:series>
          <chart:series chart:style-name="ch14" chart:values-cell-range-address="Sheet1.E47:Sheet1.E57" chart:label-cell-address="Sheet1.E46:Sheet1.E46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46:Sheet1.B46</svg:desc>
                </draw:g>
              </table:table-cell>
              <table:table-cell office:value-type="string">
                <text:p>Splay:</text:p>
                <draw:g>
                  <svg:desc>Sheet1.C46:Sheet1.C46</svg:desc>
                </draw:g>
              </table:table-cell>
              <table:table-cell office:value-type="string">
                <text:p>List Avg:</text:p>
                <draw:g>
                  <svg:desc>Sheet1.D46:Sheet1.D46</svg:desc>
                </draw:g>
              </table:table-cell>
              <table:table-cell office:value-type="string">
                <text:p>Splay Avg: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5.5">
                <text:p>15725.5</text:p>
                <draw:g>
                  <svg:desc>Sheet1.B47:Sheet1.B57</svg:desc>
                </draw:g>
              </table:table-cell>
              <table:table-cell office:value-type="float" office:value="4150.07">
                <text:p>4150.07</text:p>
                <draw:g>
                  <svg:desc>Sheet1.C47:Sheet1.C57</svg:desc>
                </draw:g>
              </table:table-cell>
              <table:table-cell office:value-type="float" office:value="16285.4">
                <text:p>16285.4</text:p>
                <draw:g>
                  <svg:desc>Sheet1.D47:Sheet1.D57</svg:desc>
                </draw:g>
              </table:table-cell>
              <table:table-cell office:value-type="float" office:value="4148.4">
                <text:p>4148.4</text:p>
                <draw:g>
                  <svg:desc>Sheet1.E47:Sheet1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42.4">
                <text:p>15942.4</text:p>
              </table:table-cell>
              <table:table-cell office:value-type="float" office:value="4143.52">
                <text:p>4143.5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28.3">
                <text:p>15628.3</text:p>
              </table:table-cell>
              <table:table-cell office:value-type="float" office:value="4166.13">
                <text:p>4166.1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83.2">
                <text:p>15583.2</text:p>
              </table:table-cell>
              <table:table-cell office:value-type="float" office:value="4151.58">
                <text:p>4151.5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9.5">
                <text:p>16959.5</text:p>
              </table:table-cell>
              <table:table-cell office:value-type="float" office:value="4146.12">
                <text:p>4146.1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35.5">
                <text:p>15835.5</text:p>
              </table:table-cell>
              <table:table-cell office:value-type="float" office:value="4140.48">
                <text:p>4140.4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25.7">
                <text:p>16925.7</text:p>
              </table:table-cell>
              <table:table-cell office:value-type="float" office:value="4154.73">
                <text:p>4154.7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71.7">
                <text:p>17971.7</text:p>
              </table:table-cell>
              <table:table-cell office:value-type="float" office:value="4146.44">
                <text:p>4146.44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13.2">
                <text:p>17013.2</text:p>
              </table:table-cell>
              <table:table-cell office:value-type="float" office:value="4147.41">
                <text:p>4147.4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99.3">
                <text:p>15799.3</text:p>
              </table:table-cell>
              <table:table-cell office:value-type="float" office:value="4145.91">
                <text:p>4145.9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55.4">
                <text:p>15755.4</text:p>
              </table:table-cell>
              <table:table-cell office:value-type="float" office:value="4139.99">
                <text:p>4139.99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Pure Free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69:Sheet1.E80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559cm" svg:y="8.019cm" chart:style-name="ch7">
              <text:p>Runs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70:Sheet1.B80" chart:label-cell-address="Sheet1.B69:Sheet1.B69" chart:class="chart:bar">
            <chart:data-point chart:repeated="11"/>
          </chart:series>
          <chart:series chart:style-name="ch12" chart:values-cell-range-address="Sheet1.C70:Sheet1.C80" chart:label-cell-address="Sheet1.C69:Sheet1.C69" chart:class="chart:bar">
            <chart:data-point chart:repeated="11"/>
          </chart:series>
          <chart:series chart:style-name="ch13" chart:values-cell-range-address="Sheet1.D70:Sheet1.D80" chart:label-cell-address="Sheet1.D69:Sheet1.D69" chart:class="chart:line">
            <chart:data-point chart:repeated="11"/>
          </chart:series>
          <chart:series chart:style-name="ch14" chart:values-cell-range-address="Sheet1.E70:Sheet1.E80" chart:label-cell-address="Sheet1.E69:Sheet1.E69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69:Sheet1.B69</svg:desc>
                </draw:g>
              </table:table-cell>
              <table:table-cell office:value-type="string">
                <text:p>Splay:</text:p>
                <draw:g>
                  <svg:desc>Sheet1.C69:Sheet1.C69</svg:desc>
                </draw:g>
              </table:table-cell>
              <table:table-cell office:value-type="string">
                <text:p>List Avg:</text:p>
                <draw:g>
                  <svg:desc>Sheet1.D69:Sheet1.D69</svg:desc>
                </draw:g>
              </table:table-cell>
              <table:table-cell office:value-type="string">
                <text:p>Splay Avg:</text:p>
                <draw:g>
                  <svg:desc>Sheet1.E69:Sheet1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3.15">
                <text:p>2793.15</text:p>
                <draw:g>
                  <svg:desc>Sheet1.B70:Sheet1.B80</svg:desc>
                </draw:g>
              </table:table-cell>
              <table:table-cell office:value-type="float" office:value="2510.69">
                <text:p>2510.69</text:p>
                <draw:g>
                  <svg:desc>Sheet1.C70:Sheet1.C80</svg:desc>
                </draw:g>
              </table:table-cell>
              <table:table-cell office:value-type="float" office:value="2789.26">
                <text:p>2789.26</text:p>
                <draw:g>
                  <svg:desc>Sheet1.D70:Sheet1.D80</svg:desc>
                </draw:g>
              </table:table-cell>
              <table:table-cell office:value-type="float" office:value="2512.94">
                <text:p>2512.94</text:p>
                <draw:g>
                  <svg:desc>Sheet1.E70:Sheet1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2.82">
                <text:p>2792.82</text:p>
              </table:table-cell>
              <table:table-cell office:value-type="float" office:value="2517.62">
                <text:p>2517.62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2.8">
                <text:p>2792.8</text:p>
              </table:table-cell>
              <table:table-cell office:value-type="float" office:value="2513.06">
                <text:p>2513.06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4.93">
                <text:p>2784.93</text:p>
              </table:table-cell>
              <table:table-cell office:value-type="float" office:value="2512.3">
                <text:p>2512.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7.24">
                <text:p>2787.24</text:p>
              </table:table-cell>
              <table:table-cell office:value-type="float" office:value="2507.61">
                <text:p>2507.61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6.22">
                <text:p>2786.22</text:p>
              </table:table-cell>
              <table:table-cell office:value-type="float" office:value="2509.99">
                <text:p>2509.9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3.18">
                <text:p>2783.18</text:p>
              </table:table-cell>
              <table:table-cell office:value-type="float" office:value="2512.28">
                <text:p>2512.28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6.37">
                <text:p>2796.37</text:p>
              </table:table-cell>
              <table:table-cell office:value-type="float" office:value="2514.9">
                <text:p>2514.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3.3">
                <text:p>2793.3</text:p>
              </table:table-cell>
              <table:table-cell office:value-type="float" office:value="2513.89">
                <text:p>2513.8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3.07">
                <text:p>2783.07</text:p>
              </table:table-cell>
              <table:table-cell office:value-type="float" office:value="2510.93">
                <text:p>2510.9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8.82">
                <text:p>2788.82</text:p>
              </table:table-cell>
              <table:table-cell office:value-type="float" office:value="2519.04">
                <text:p>2519.04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